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8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weight="bold" style:font-weight-asian="bold" style:font-weight-complex="bold"/>
    </style:style>
  </office:automatic-styles>
  <office:body>
    <office:spreadsheet>
      <table:table table:name="sample100_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4.413148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943467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39207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612020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0.91543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2.09125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317838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342960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3.01147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2.798590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0.608210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9" calcext:value-type="float">
            <text:p>0.3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0.725324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577670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7.717634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64962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956369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8.190815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907668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5" calcext:value-type="float">
            <text:p>0.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9.740877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052518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9.908032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9.926153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4.290344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11.256966s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" calcext:value-type="float">
            <text:p>0.27</text:p>
          </table:table-cell>
          <table:table-cell table:number-columns-repeated="1011"/>
        </table:table-row>
      </table:table>
      <table:table table:name="sample1000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9.605395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0.351365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9.902960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7.259254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9" calcext:value-type="float">
            <text:p>0.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5.106346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8.801301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0.704595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6.926474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7.968310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7.829980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8.091183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7.461906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8.089667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4.243429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4" calcext:value-type="float">
            <text:p>0.2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7.639350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50.620269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9.181473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0.927321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2.393603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9.708977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38.879065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55.480778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" calcext:value-type="float">
            <text:p>0.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0.913397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42.082270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</table:table>
      <table:table table:name="dbscan1000" table:style-name="ta1">
        <table:table-column table:style-name="co8" table:number-columns-repeated="1024" table:default-cell-style-name="Default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dbscan_001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2835.578487s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_001</text:p>
          </table:table-cell>
          <table:table-cell office:value-type="string" calcext:value-type="string">
            <text:p>AP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8T02:56:04.159754671</dc:date>
    <dc:creator>Michel Rouly</dc:creator>
    <meta:editing-duration>PT4H45M31S</meta:editing-duration>
    <meta:editing-cycles>6</meta:editing-cycles>
    <meta:generator>LibreOffice/4.2.3.3$Linux_X86_64 LibreOffice_project/420m0$Build-3</meta:generator>
    <meta:document-statistic meta:table-count="3" meta:cell-count="681" meta:object-count="0"/>
  </office:meta>
</office:document-meta>
</file>